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Table_20_Contents">
      <style:text-properties officeooo:rsid="00187753" officeooo:paragraph-rsid="00187753"/>
    </style:style>
    <style:style style:name="P6" style:family="paragraph" style:parent-style-name="Table_20_Contents">
      <style:text-properties officeooo:rsid="0019f9f0" officeooo:paragraph-rsid="0019f9f0"/>
    </style:style>
    <style:style style:name="P7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officeooo:rsid="0019f9f0" officeooo:paragraph-rsid="0019f9f0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9f9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3">Date: <text:span text:style-name="T4">10</text:span>/2<text:span text:style-name="T4">1</text:span>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5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6">Jason, Jon</text:p>
          </table:table-cell>
          <table:table-cell table:style-name="Table1.A1" office:value-type="string">
            <text:p text:style-name="P6">1hr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75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6">Jason, Jon</text:p>
          </table:table-cell>
          <table:table-cell table:style-name="Table1.A1" office:value-type="string">
            <text:p text:style-name="P6">.5hr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50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</table:table>
      <text:p text:style-name="Standard"/>
      <text:p text:style-name="P8">Task1: Research installation requirements for Laravel on Ubuntu 18.04LT</text:p>
      <text:p text:style-name="P8"/>
      <text:p text:style-name="P8">Task2: Mock up a home screen for sys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19-10-20T22:43:00.150019649</dc:date>
    <meta:editing-cycles>7</meta:editing-cycles>
    <meta:editing-duration>PT13M15S</meta:editing-duration>
    <meta:generator>LibreOffice/6.0.7.3$Linux_X86_64 LibreOffice_project/00m0$Build-3</meta:generator>
    <meta:document-statistic meta:table-count="1" meta:image-count="0" meta:object-count="0" meta:page-count="1" meta:paragraph-count="30" meta:word-count="64" meta:character-count="423" meta:non-whitespace-character-count="384"/>
  </office:meta>
</office:document-meta>
</file>